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paragraph-properties fo:margin-top="0cm" fo:margin-bottom="0.282cm" fo:line-height="106%"/>
    </style:style>
    <style:style style:name="P3" style:family="paragraph" style:parent-style-name="Text_20_body">
      <style:paragraph-properties fo:margin-top="0cm" fo:margin-bottom="0.282cm" fo:line-height="106%"/>
      <style:text-properties fo:language="no" fo:country="NO"/>
    </style:style>
    <style:style style:name="P4" style:family="paragraph" style:parent-style-name="Text_20_body" style:list-style-name="L1">
      <style:paragraph-properties fo:margin-top="0cm" fo:margin-bottom="0.282cm" fo:line-height="106%"/>
      <style:text-properties fo:language="no" fo:country="NO"/>
    </style:style>
    <style:style style:name="P5" style:family="paragraph" style:parent-style-name="Text_20_body">
      <style:paragraph-properties fo:margin-top="0cm" fo:margin-bottom="0.282cm" fo:line-height="106%"/>
      <style:text-properties fo:language="no" fo:country="NO" fo:font-style="normal" style:font-style-asian="normal" style:font-style-complex="normal"/>
    </style:style>
    <style:style style:name="P6" style:family="paragraph" style:parent-style-name="Text_20_body">
      <style:paragraph-properties fo:margin-top="0cm" fo:margin-bottom="0.282cm" fo:line-height="106%"/>
    </style:style>
    <style:style style:name="P7" style:family="paragraph" style:parent-style-name="Heading_20_1">
      <style:text-properties style:use-window-font-color="true" fo:font-size="16pt" fo:language="no" fo:country="NO"/>
    </style:style>
    <style:style style:name="T1" style:family="text">
      <style:text-properties fo:font-weight="bold" style:font-weight-asian="bold" style:font-weight-complex="bold"/>
    </style:style>
    <style:style style:name="T2" style:family="text">
      <style:text-properties fo:language="no" fo:country="NO"/>
    </style:style>
    <style:style style:name="T3" style:family="text">
      <style:text-properties fo:language="no" fo:country="NO"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FE1200 – innovation Camp Website</text:p>
      <text:p text:style-name="Text_20_body"/>
      <text:p text:style-name="Text_20_body"><text:span text:style-name="T1">Names:</text:span> Morten Evensen, Jostein Karlsen Egge and Bror Gunnari</text:p>
      <text:p text:style-name="Text_20_body"><text:span text:style-name="T1">Student numbers:</text:span> s334940, s354499 and s354531</text:p>
      <text:p text:style-name="Text_20_body"/>
      <text:h text:style-name="P7" text:outline-level="1">Description</text:h>
      <text:p text:style-name="P5">In this assignment, you will take your group’s idea from the innovation camp held during induction week and present that solution as a website. You must work in groups of two or three people. You do not have to work with members of the original group that you had during the induction week. If you choose to find a new group, you will have to choose which solution your team will use for their website. If you did not participate in the induction week, you will have to find a group with someone who did.</text:p>
      <text:p text:style-name="P2"><text:span text:style-name="T3">Step 1: </text:span><text:span text:style-name="T2">Find a group of 2 to 3 people</text:span></text:p>
      <text:p text:style-name="P3">Morten Evensen, Jostein Karlsen Egge and Bror Gunnari are cooperating on this assignment. </text:p>
      <text:p text:style-name="P3"/>
      <text:p text:style-name="P2"><text:span text:style-name="T3">Step 2: </text:span><text:span text:style-name="T2">Choose which idea from the induction week innovation camp for your website </text:span></text:p>
      <text:p text:style-name="P3">We chose the idea from Mortens innovation camp. The idea was to create a mobile app that allows students at high school do three things: </text:p>
      <text:list xml:id="list8540996732201759335" text:style-name="L1">
        <text:list-item>
          <text:p text:style-name="P4">Check-in ito the classroom with a QR code</text:p>
        </text:list-item>
        <text:list-item>
          <text:p text:style-name="P4">Message directly with teachers</text:p>
        </text:list-item>
        <text:list-item>
          <text:p text:style-name="P4">Chat function with health workers and other relevant employees at the school</text:p>
        </text:list-item>
      </text:list>
      <text:p text:style-name="P3"/>
      <text:p text:style-name="P3">The website is created mainly for smart phones, and work best when you see it on a phone or a pad. This website is an attempt to create the actual app that the students will use. Therefore the content is limited to the functions the application should have, and does not contain things like «About us» etc. </text:p>
      <text:p text:style-name="P3">The chat page is made as a demonstration of how the chat would work. To actually get it to work (post messages etc) would require a lot of JavaScript skills we do not yet possess. <text:s/></text:p>
      <text:p text:style-name="P3">The QR-code are ment to work like a QR-code you would scan for example on a bus. The image are from qr-monkey, which is a website that generates qr codes. This one just links to their website. </text:p>
      <text:p text:style-name="P2"><text:span text:style-name="T3"/></text:p>
      <text:p text:style-name="P2"><text:span text:style-name="T3">Step 3: </text:span><text:span text:style-name="T2">Make a website that presents your idea. </text:span></text:p>
      <text:p text:style-name="P3">After you have created a website, you must submit the link to your website and the names and student numbers of all team members on can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ten Evensen</meta:initial-creator>
    <meta:creation-date>2020-11-06T12:17:16</meta:creation-date>
    <dc:date>2020-11-14T19:09:48</dc:date>
    <dc:creator>Morten Evensen</dc:creator>
    <meta:editing-duration>PT16H40M5S</meta:editing-duration>
    <meta:editing-cycles>8</meta:editing-cycles>
    <meta:generator>OpenOffice/4.1.1$Unix OpenOffice.org_project/411m6$Build-9775</meta:generator>
    <meta:document-statistic meta:table-count="0" meta:image-count="0" meta:object-count="0" meta:page-count="1" meta:paragraph-count="17" meta:word-count="369" meta:character-count="2019"/>
  </office:meta>
</office:document-meta>
</file>